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-BoldMT" svg:font-family="Arial-BoldMT"/>
    <style:font-face style:name="DejaVu Sans" svg:font-family="'DejaVu Sans'"/>
    <style:font-face style:name="Tahoma1" svg:font-family="Tahoma"/>
    <style:font-face style:name="Times New Roman" svg:font-family="'Times New Roman'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DejaVu Sans1" fo:font-size="11pt" fo:font-weight="bold" style:font-name-asian="Arial-BoldMT" style:font-size-asian="11pt" style:font-weight-asian="bold" style:font-name-complex="Arial-BoldMT" style:font-size-complex="11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DejaVu Sans1" fo:font-size="11pt" style:font-name-asian="ArialMT" style:font-size-asian="11pt" style:font-name-complex="ArialMT" style:font-size-complex="11pt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DejaVu Sans1" fo:font-size="11pt" fo:font-weight="normal" style:font-name-asian="ArialMT" style:font-size-asian="11pt" style:font-weight-asian="normal" style:font-name-complex="ArialMT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fo:break-before="page"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reak-before="page" style:text-autospace="none"/>
      <style:text-properties fo:color="#000000" style:font-name="DejaVu Sans1" fo:font-size="11pt" fo:font-weight="normal" style:font-name-asian="ArialMT" style:font-size-asian="11pt" style:font-weight-asian="normal" style:font-name-complex="ArialMT" style:font-size-complex="11pt" style:font-weight-complex="normal"/>
    </style:style>
    <style:style style:name="P12" style:family="paragraph" style:parent-style-name="Standard">
      <style:paragraph-properties fo:margin-top="1cm" fo:margin-bottom="0cm"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3" style:family="paragraph" style:parent-style-name="Standard">
      <style:paragraph-properties fo:margin-top="1cm" fo:margin-bottom="0cm" fo:text-align="start" style:justify-single-word="false" style:text-autospace="none"/>
      <style:text-properties fo:color="#000000" style:font-name="DejaVu Sans1" fo:font-size="11pt" style:font-name-asian="ArialMT" style:font-size-asian="11pt" style:font-name-complex="ArialMT" style:font-size-complex="11pt"/>
    </style:style>
    <style:style style:name="P14" style:family="paragraph" style:parent-style-name="Standard">
      <style:paragraph-properties fo:margin-top="7.999cm" fo:margin-bottom="0cm" fo:text-align="end" style:justify-single-word="false"/>
    </style:style>
    <style:style style:name="P15" style:family="paragraph" style:parent-style-name="Standard">
      <style:paragraph-properties fo:margin-top="0cm" fo:margin-bottom="1cm" fo:text-align="center" style:justify-single-word="false" fo:break-before="page"/>
      <style:text-properties style:font-name="DejaVu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cm" fo:margin-top="2cm" fo:margin-bottom="2cm" fo:text-align="center" style:justify-single-word="false" fo:text-indent="0cm" style:auto-text-indent="false"/>
      <style:text-properties fo:font-size="11pt" style:font-size-asian="11pt" style:font-size-complex="11pt"/>
    </style:style>
    <style:style style:name="P17" style:family="paragraph" style:parent-style-name="Standard">
      <style:paragraph-properties fo:margin-top="0.499cm" fo:margin-bottom="0cm" fo:text-align="center" style:justify-single-word="false" style:text-autospace="none"/>
      <style:text-properties fo:color="#000081" style:font-name="DejaVu Sans1" fo:font-size="10pt" style:font-name-asian="ArialMT" style:font-size-asian="10pt" style:font-name-complex="ArialMT" style:font-size-complex="10pt"/>
    </style:style>
    <style:style style:name="P18" style:family="paragraph" style:parent-style-name="Footer">
      <style:text-properties fo:font-size="6pt" style:font-size-asian="6.5pt" style:font-size-complex="6.5pt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Contents">
      <style:text-properties fo:font-size="10pt" style:font-size-asian="10.8999996185303pt" style:font-size-complex="10.8999996185303pt"/>
    </style:style>
    <style:style style:name="P21" style:family="paragraph" style:parent-style-name="Table_20_Contents">
      <style:paragraph-properties fo:text-align="end" style:justify-single-word="false"/>
      <style:text-properties fo:font-size="10pt" style:font-size-asian="10.8999996185303pt" style:font-size-complex="10.8999996185303pt"/>
    </style:style>
    <style:style style:name="P22" style:family="paragraph" style:parent-style-name="Table_20_Contents">
      <style:paragraph-properties fo:text-align="center" style:justify-single-word="false"/>
      <style:text-properties fo:font-size="10pt" style:font-size-asian="10.8999996185303pt" style:font-size-complex="10.899999618530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name-asian="Arial-BoldMT" style:font-weight-asian="bold" style:font-name-complex="Arial-BoldMT" style:font-weight-complex="bold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font-name-asian="Times New Roman" style:font-style-asian="normal" style:font-name-complex="Times New Roman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DejaVu Sans1"/>
    </style:style>
    <style:style style:name="T8" style:family="text">
      <style:text-properties style:font-name="DejaVu Sans1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style:font-name-asian="ArialMT" style:font-name-complex="ArialMT"/>
    </style:style>
    <style:style style:name="T11" style:family="text">
      <style:text-properties fo:color="#000000" style:text-underline-style="solid" style:text-underline-width="auto" style:text-underline-color="font-color" style:font-name-asian="ArialMT" style:font-name-complex="ArialMT"/>
    </style:style>
    <style:style style:name="T12" style:family="text">
      <style:text-properties style:font-name-asian="ArialMT"/>
    </style:style>
    <style:style style:name="T13" style:family="text">
      <style:text-properties style:font-style-asian="normal"/>
    </style:style>
    <style:style style:name="T14" style:family="text">
      <style:text-properties style:font-name-complex="ArialMT"/>
    </style:style>
    <style:style style:name="T15" style:family="text">
      <style:text-properties style:font-style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s1" text:anchor-type="char" svg:x="11.777cm" svg:y="3.598cm" svg:width="4.798cm" svg:height="4.419cm" draw:z-index="0"><draw:image xlink:href="../../ico/oxygen-icons/256x256/apps/qelectrotech.png" xlink:type="simple" xlink:show="embed" xlink:actuate="onLoad" draw:filter-name="&lt;Tous les formats&gt;"/></draw:frame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9"/>
          </table:table-cell>
        </table:table-row>
      </table:table>
      <text:p text:style-name="P12">QELECTROTECH</text:p>
      <text:p text:style-name="P2">Guide de démarrage</text:p>
      <text:p text:style-name="P1"/>
      <text:p text:style-name="P15">Ce document est publié sous la licence libre</text:p>
      <text:p text:style-name="P5">Creative Commons-BY-SA :</text:p>
      <text:p text:style-name="P17"><text:a xlink:type="simple" xlink:href="http://creativecommons.org/licenses/by-sa/3.0/deed.fr"><text:span text:style-name="T1">http://creativecommons.org/licenses/by-sa/3.0/deed.fr</text:span></text:a></text:p>
      <text:p text:style-name="P13"><text:span text:style-name="T2">BY : Paternité</text:span>. Vous devez citer le nom de l’auteur original.</text:p>
      <text:p text:style-name="P6"><text:span text:style-name="T2">SA : Partage des Conditions Initiales à l’Identique</text:span>. Si vous</text:p>
      <text:p text:style-name="P6">modifiez, transformez ou adaptez cette création, vous n’avez le droit</text:p>
      <text:p text:style-name="P6">de distribuer la création qui en résulte que sous un contrat identique à</text:p>
      <text:p text:style-name="P6">celui-ci.</text:p>
      <text:p text:style-name="P6">En outre, à chaque réutilisation ou distribution, vous devez faire</text:p>
      <text:p text:style-name="P6">apparaître clairement aux autres les conditions contractuelles de mise</text:p>
      <text:p text:style-name="P6">à disposition de cette création. Chacune de ces conditions peut être</text:p>
      <text:p text:style-name="P6">levée si vous obtenez l’autorisation écrite du titulaire des droits.</text:p>
      <text:p text:style-name="P6"/>
      <text:p text:style-name="P4"/>
      <text:p text:style-name="P8"><text:a xlink:type="simple" xlink:href="http://fr.wikipedia.org/wiki/Documentation_logicielle"><text:span text:style-name="T8">Qu'est ce qu'une documentation logicielle ?</text:span></text:a></text:p>
      <text:p text:style-name="P3">Une documentation logicielle technique est un texte écrit qui explique comment utiliser un logiciel ou une bibliothèque logicielle.</text:p>
      <text:p text:style-name="P3"/>
      <text:p text:style-name="P7"/>
      <text:p text:style-name="P7">Ce document ne détail pas l'utilisation du logiciel en détails, pour plus d'informations, se référer au <text:span text:style-name="T16">Manuel d'utilisation</text:span> de QET.</text:p>
      <text:p text:style-name="P16">Date de publication :<text:span text:style-name="T17"> </text:span><text:span text:style-name="T17"><text:date style:data-style-name="N79" text:date-value="2009-11-05T11:07:30.44" text:fixed="true">jeudi 5 novembre 2009</text:date></text:span></text:p>
      <text:p text:style-name="P3"><text:span text:style-name="T4">Version du logiciel QET concernée :</text:span> 0.x</text:p>
      <text:p text:style-name="P4">Auteur du document : <text:a xlink:type="simple" xlink:href="mailto:cyril.frausti@gmail.com?subject=QET QuickStart">Cyril Frausti</text:a> &lt;<text:a xlink:type="simple" xlink:href="mailto:cyril.frausti@gmail.com">cyril.frausti@gmail.com</text:a>&gt;</text:p>
      <text:p text:style-name="P4">Site internet du projet : <text:a xlink:type="simple" xlink:href="http://qelectrotech.org/">http://qelectrotech.org</text:a></text:p>
      <text:p text:style-name="P3"><text:span text:style-name="T10"/></text:p>
      <text:p text:style-name="P9"/>
      <text:p text:style-name="P10"/>
      <text:p text:style-name="P9">Plan du document</text:p>
      <text:p text:style-name="P9"/>
      <text:p text:style-name="P11">Introduction</text:p>
      <text:p text:style-name="P7"><text:tab/>A qui s'adresse ce document ?</text:p>
      <text:p text:style-name="P7"><text:tab/>Présentation du logiciel</text:p>
      <text:p text:style-name="P7"><text:tab/>Ou obtenir la dernière version ?</text:p>
      <text:p text:style-name="P7"><text:tab/>Comment installer QET?</text:p>
      <text:p text:style-name="P7"/>
      <text:p text:style-name="P7">Gestion de projets et schémas</text:p>
      <text:p text:style-name="P7"><text:tab/>Création d'un projet</text:p>
      <text:p text:style-name="P7"><text:tab/>Propriétés du projet</text:p>
      <text:p text:style-name="P7"><text:tab/>Éditeur de schémas</text:p>
      <text:p text:style-name="P7"><text:tab/>Ajout suppression d'un schéma</text:p>
      <text:p text:style-name="P7"><text:tab/>Propriétés du schéma</text:p>
      <text:p text:style-name="P7"/>
      <text:p text:style-name="P7">Gestion des éléments</text:p>
      <text:p text:style-name="P7"><text:tab/>Catégories</text:p>
      <text:p text:style-name="P7"><text:tab/>Éditeur d'éléments</text:p>
      <text:p text:style-name="P7"/>
      <text:p text:style-name="P7">Exemple de projets</text:p>
      <text:p text:style-name="P7"/>
      <text:p text:style-name="P7">Référe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-BoldMT" svg:font-family="Arial-BoldMT"/>
    <style:font-face style:name="DejaVu Sans" svg:font-family="'DejaVu Sans'"/>
    <style:font-face style:name="Tahoma1" svg:font-family="Tahoma"/>
    <style:font-face style:name="Times New Roman" svg:font-family="'Times New Roman'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1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1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B" style:family="table-column">
      <style:table-column-properties style:column-width="5.666cm" style:rel-column-width="21844*"/>
    </style:style>
    <style:style style:name="Tableau2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Table_20_Contents">
      <style:text-properties fo:font-size="10pt" style:font-size-asian="10.8999996185303pt" style:font-size-complex="10.8999996185303pt"/>
    </style:style>
    <style:style style:name="MP2" style:family="paragraph" style:parent-style-name="Table_20_Contents">
      <style:paragraph-properties fo:text-align="center" style:justify-single-word="false"/>
      <style:text-properties fo:font-size="10pt" style:font-size-asian="10.8999996185303pt" style:font-size-complex="10.8999996185303pt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.8999996185303pt" style:font-size-complex="10.8999996185303pt"/>
    </style:style>
    <style:style style:name="MP4" style:family="paragraph" style:parent-style-name="Footer">
      <style:text-properties fo:font-size="6pt" style:font-size-asian="6.5pt" style:font-size-complex="6.5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2" table:style-name="Tableau2">
          <table:table-column table:style-name="Tableau2.A"/>
          <table:table-column table:style-name="Tableau2.B"/>
          <table:table-column table:style-name="Tableau2.A"/>
          <table:table-row>
            <table:table-cell table:style-name="Tableau2.A1" office:value-type="string">
              <text:p text:style-name="MP1">QELECTROTECH</text:p>
            </table:table-cell>
            <table:table-cell table:style-name="Tableau2.A1" office:value-type="string">
              <text:p text:style-name="MP2">Guide de démarrage</text:p>
              <text:p text:style-name="MP2"><text:date style:data-style-name="N37" text:date-value="2009-11-05T11:08:17.08" text:fixed="true">05/11/09</text:date></text:p>
            </table:table-cell>
            <table:table-cell table:style-name="Tableau2.A1" office:value-type="string">
              <text:p text:style-name="MP3">page <text:page-number text:select-page="current">4</text:page-number> / <text:page-count>4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yril Frausti</meta:initial-creator>
    <meta:creation-date>2009-11-05T09:38:39</meta:creation-date>
    <meta:generator>OpenOffice.org/3.1$Win32 OpenOffice.org_project/310m19$Build-9420</meta:generator>
    <meta:editing-cycles>18</meta:editing-cycles>
    <meta:editing-duration>PT04H23M31S</meta:editing-duration>
    <dc:title>QuickStart_QET_fr</dc:title>
    <dc:description>Guide de démarrage du logiciel</dc:description>
    <dc:date>2009-11-05T14:02:46.60</dc:date>
    <dc:creator>Cyril Frausti</dc:creator>
    <meta:document-statistic meta:table-count="2" meta:image-count="1" meta:object-count="0" meta:page-count="4" meta:paragraph-count="42" meta:word-count="232" meta:character-count="158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Etablissement du modèle de document QuickStart." VL:creator="Cyril Frausti" dc:date-time="2009-11-05T14:02:47"/>
</VL:version-list>
</file>